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1a2" officeooo:paragraph-rsid="000a91a2"/>
    </style:style>
    <style:style style:name="P2" style:family="paragraph" style:parent-style-name="Standard">
      <style:text-properties officeooo:rsid="000c54ed" officeooo:paragraph-rsid="000c54ed"/>
    </style:style>
    <style:style style:name="P3" style:family="paragraph" style:parent-style-name="Standard">
      <style:text-properties officeooo:rsid="000c54ed" officeooo:paragraph-rsid="00100cf0"/>
    </style:style>
    <style:style style:name="T1" style:family="text">
      <style:text-properties officeooo:rsid="000c54ed"/>
    </style:style>
    <style:style style:name="T2" style:family="text">
      <style:text-properties style:text-line-through-style="none" style:text-line-through-typ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omme on choisit les notes au hasard entre 2 et 18, la variable X suit la loi uniforme sur [2;18] : les bornes sont la plus petite note possible et la plus grand possible,</text:p>
      <text:p text:style-name="P1">Toutes les valeurs entre ces deux notes sont possibles, même pi par exemple.</text:p>
      <text:p text:style-name="P1">Ca ne peut pas être une loi binomiale car on ne parle pas de répétitons. On ne parle pas non plus d loi normale ou exponentielle.</text:p>
      <text:p text:style-name="P1">Très important, avec la loi uniforme et exponentielle, P(X= quelque chose )=0</text:p>
      <text:p text:style-name="P1"/>
      <text:p text:style-name="P1">2) <text:span text:style-name="T1">On cherche P( X &lt; 10 )=P( X&lt;= 10 ) = P( 2&lt;= X ≤ 10 )= (10-2)/(18-2)=8/16=1/2</text:span></text:p>
      <text:p text:style-name="P1"/>
      <text:p text:style-name="P2">18-2 vient la loi uniforme et ses bornes</text:p>
      <text:p text:style-name="P2">10-2 vient de l’encadrement que l’on cherche.</text:p>
      <text:p text:style-name="P2"/>
      <text:p text:style-name="P2">3) On cherche P( X&gt;11 )= P ( 11&lt;X&lt;18 )= (18-11)/(18-2)=7/16</text:p>
      <text:p text:style-name="P2"/>
      <text:p text:style-name="P2"/>
      <text:p text:style-name="P2">au dénominateur, il y a toujours la longueur de l’intervalle.</text:p>
      <text:p text:style-name="P2"/>
      <text:p text:style-name="P2">4) je la laisse de côté pour l’instant.</text:p>
      <text:p text:style-name="P2"/>
      <text:p text:style-name="P2">5) l’espérance = une moyenne. Ici on veut la note moyenne que fournit cette variable, cette façon de choisir les notes.</text:p>
      <text:p text:style-name="P2">L’espérance est la moyenne des deux bornes de la loi : (2+18)/2=10.</text:p>
      <text:p text:style-name="P2">Cela signifie que au bout de plusieurs interro où il procédera de la sorte, il y aura une moyenne de 10 sur l’ensemble des ds. ( plusieurs ici = beaucoup )</text:p>
      <text:p text:style-name="P2"/>
      <text:p text:style-name="P2"/>
      <text:p text:style-name="P2">Exercice </text:p>
      <text:p text:style-name="P2"/>
      <text:p text:style-name="P2">1) Loi uniforme sur [3;17]</text:p>
      <text:p text:style-name="P2"/>
      <text:p text:style-name="P2">2) On cherche P( X&gt;11) = P( 11&lt;X&lt;17)=(17-11)/(17-3)=6/14=3/7</text:p>
      <text:p text:style-name="P2"/>
      <text:p text:style-name="P2">4) On fait le calcul de la moyenne de cette loi : (3+17)/2=10</text:p>
      <text:p text:style-name="P2"/>
      <text:p text:style-name="P2"/>
      <text:p text:style-name="P2"/>
      <text:p text:style-name="P2"/>
      <text:p text:style-name="P2">Loi exponentielle</text:p>
      <text:p text:style-name="P2"/>
      <text:p text:style-name="P2">1) théoriquement, X peut prendre toutes les valeurs entre 0 et +infini.</text:p>
      <text:p text:style-name="P2"/>
      <text:p text:style-name="P2">2) P(A)=3/10</text:p>
      <text:p text:style-name="P2">3) <text:s text:c="2"/>P(B)=7/10</text:p>
      <text:p text:style-name="P2"/>
      <text:p text:style-name="P2">4) Comme on choisit une caisse de type « A », le paramètre de la loi exponentielle est 0,2 : donc la moyenne de cette loi est 1/0,2=5.</text:p>
      <text:p text:style-name="P2">Quand le client passe à ce type de caisse, il attend en moyenne 5 minutes.</text:p>
      <text:p text:style-name="P2">Comment j’ai fait le calcul : j’ai pris 1/le paramètre.</text:p>
      <text:p text:style-name="P2"/>
      <text:p text:style-name="P2">5)Le temps d’attente moyen pour ces caisses sera de 1/0,5=2 minutes.</text:p>
      <text:p text:style-name="P2"/>
      <text:p text:style-name="P2">6) On cherche P(X&gt;5)| sachant que l’on choisit une caisse de type A)=1-P(X&lt;5)</text:p>
      <text:p text:style-name="P2"><text:soft-page-break/>et P(X&lt;5)=intégrale entre 0 et 5 de la fonction <text:span text:style-name="T2">0,2e^(-0,2t)</text:span></text:p>
      <text:p text:style-name="P2"><text:span text:style-name="T2"/></text:p>
      <text:p text:style-name="P2"><text:span text:style-name="T2"><text:s text:c="16"/>=1-e^(-0,2*5) à peu près <text:s/>0,632 ; donc P(X&gt;5) a peu près 0,368</text:span></text:p>
      <text:p text:style-name="P2"><text:span text:style-name="T2"/></text:p>
      <text:p text:style-name="P3"><text:span text:style-name="T2">7) P(X&lt;5 sachant que l’on choisit une caisse de type B)=</text:span></text:p>
      <text:p text:style-name="P3"><text:span text:style-name="T2">intégrale entre 0 et 5 de la fonction 0,5e^(-0,5t)</text:span></text:p>
      <text:p text:style-name="P3"><text:span text:style-name="T2">=1-e^(-0,5*5) à peu près égal à 0,9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9:02:53.839000000</meta:creation-date>
    <meta:generator>LibreOffice/6.0.6.2$Windows_X86_64 LibreOffice_project/0c292870b25a325b5ed35f6b45599d2ea4458e77</meta:generator>
    <dc:date>2020-03-30T09:59:23.563000000</dc:date>
    <meta:editing-duration>PT4M8S</meta:editing-duration>
    <meta:editing-cycles>2</meta:editing-cycles>
    <meta:document-statistic meta:table-count="0" meta:image-count="0" meta:object-count="0" meta:page-count="2" meta:paragraph-count="31" meta:word-count="384" meta:character-count="2078" meta:non-whitespace-character-count="1705"/>
  </office:meta>
</office:document-meta>
</file>